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.635cm" fo:margin-right="0cm" fo:text-indent="0cm" style:auto-text-indent="false"/>
      <style:text-properties officeooo:paragraph-rsid="001be40c"/>
    </style:style>
    <style:style style:name="P2" style:family="paragraph" style:parent-style-name="Standard">
      <style:paragraph-properties fo:margin-top="0cm" fo:margin-bottom="0cm" style:contextual-spacing="true"/>
      <style:text-properties officeooo:paragraph-rsid="001be40c"/>
    </style:style>
    <style:style style:name="P3" style:family="paragraph" style:parent-style-name="Standard">
      <style:paragraph-properties fo:margin-left="0.635cm" fo:margin-right="0cm" fo:margin-top="0cm" fo:margin-bottom="0cm" style:contextual-spacing="false" fo:line-height="100%" fo:text-indent="0cm" style:auto-text-indent="false"/>
      <style:text-properties style:font-name="Times New Roman" fo:font-size="15pt" officeooo:paragraph-rsid="001be40c" style:font-size-asian="15pt" style:font-name-complex="Times New Roman1" style:font-size-complex="12pt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Times New Roman" fo:font-size="5pt" officeooo:paragraph-rsid="001be40c" style:font-size-asian="5pt" style:font-name-complex="Times New Roman1" style:font-size-complex="12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paragraph-rsid="001be40c" style:font-size-asian="12pt" style:font-name-complex="Times New Roman1" style:font-size-complex="12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indent="1.27cm" style:auto-text-indent="false"/>
      <style:text-properties style:font-name="Times New Roman" fo:font-size="12pt" officeooo:paragraph-rsid="001be40c" style:font-size-asian="12pt" style:font-name-complex="Times New Roman1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language="en" fo:country="GB" style:text-underline-style="solid" style:text-underline-width="auto" style:text-underline-color="font-color" fo:font-weight="bold" officeooo:paragraph-rsid="001be40c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Times New Roman" fo:font-size="21pt" officeooo:paragraph-rsid="001be40c" style:font-size-asian="21pt" style:font-name-complex="Times New Roman1" style:font-size-complex="12pt"/>
    </style:style>
    <style:style style:name="P9" style:family="paragraph" style:parent-style-name="Standard">
      <style:paragraph-properties fo:line-height="115%" fo:text-align="justify" style:justify-single-word="false"/>
      <style:text-properties officeooo:paragraph-rsid="001be40c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officeooo:paragraph-rsid="001be40c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indent="1.27cm" style:auto-text-indent="false"/>
      <style:text-properties officeooo:paragraph-rsid="001be40c"/>
    </style:style>
    <style:style style:name="P12" style:family="paragraph" style:parent-style-name="Standard">
      <style:paragraph-properties fo:margin-left="1.27cm" fo:margin-right="0cm" fo:margin-top="0cm" fo:margin-bottom="0cm" style:contextual-spacing="false" fo:line-height="100%" fo:text-indent="1.27cm" style:auto-text-indent="false"/>
      <style:text-properties officeooo:paragraph-rsid="001be40c"/>
    </style:style>
    <style:style style:name="P13" style:family="paragraph" style:parent-style-name="Standard">
      <style:paragraph-properties fo:margin-left="2.54cm" fo:margin-right="0cm" fo:margin-top="0cm" fo:margin-bottom="0cm" style:contextual-spacing="false" fo:line-height="100%" fo:text-indent="1.27cm" style:auto-text-indent="false"/>
      <style:text-properties officeooo:paragraph-rsid="001be40c"/>
    </style:style>
    <style:style style:name="P14" style:family="paragraph" style:parent-style-name="Standard">
      <style:paragraph-properties fo:margin-left="3.81cm" fo:margin-right="0cm" fo:margin-top="0cm" fo:margin-bottom="0cm" style:contextual-spacing="false" fo:line-height="100%" fo:text-indent="1.27cm" style:auto-text-indent="false"/>
      <style:text-properties officeooo:paragraph-rsid="001be40c"/>
    </style:style>
    <style:style style:name="P15" style:family="paragraph" style:parent-style-name="Standard">
      <style:paragraph-properties fo:margin-left="5.08cm" fo:margin-right="0cm" fo:margin-top="0cm" fo:margin-bottom="0cm" style:contextual-spacing="false" fo:line-height="100%" fo:text-indent="1.27cm" style:auto-text-indent="false"/>
      <style:text-properties officeooo:paragraph-rsid="001be40c"/>
    </style:style>
    <style:style style:name="P16" style:family="paragraph" style:parent-style-name="Standard">
      <style:paragraph-properties fo:margin-left="6.35cm" fo:margin-right="0cm" fo:margin-top="0cm" fo:margin-bottom="0cm" style:contextual-spacing="false" fo:line-height="100%" fo:text-indent="1.27cm" style:auto-text-indent="false"/>
      <style:text-properties officeooo:paragraph-rsid="001be40c"/>
    </style:style>
    <style:style style:name="P17" style:family="paragraph" style:parent-style-name="Standard">
      <style:paragraph-properties fo:margin-left="6.35cm" fo:margin-right="0cm" fo:margin-top="0cm" fo:margin-bottom="0cm" style:contextual-spacing="false" fo:line-height="100%" fo:text-indent="0cm" style:auto-text-indent="false"/>
      <style:text-properties officeooo:paragraph-rsid="001be40c"/>
    </style:style>
    <style:style style:name="P18" style:family="paragraph" style:parent-style-name="Standard">
      <style:paragraph-properties fo:margin-left="1.27cm" fo:margin-right="0cm" fo:margin-top="0cm" fo:margin-bottom="0cm" style:contextual-spacing="false" fo:line-height="100%" fo:text-indent="0cm" style:auto-text-indent="false"/>
      <style:text-properties officeooo:paragraph-rsid="001be40c"/>
    </style:style>
    <style:style style:name="P19" style:family="paragraph" style:parent-style-name="Standard">
      <style:text-properties fo:color="#010202" loext:opacity="100%" style:font-name="Times New Roman" officeooo:paragraph-rsid="001be40c" style:font-name-complex="Times New Roman1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Times New Roman" fo:font-size="15pt" style:font-size-asian="15pt" style:font-name-complex="Times New Roman1" style:font-size-complex="12pt"/>
    </style:style>
    <style:style style:name="T6" style:family="text">
      <style:text-properties style:font-name="Times New Roman" fo:font-size="18pt" fo:font-weight="bold" style:font-size-asian="18pt" style:font-weight-asian="bold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Develop a C program to simulate the following contiguous memory allocation Techniques:</text:span></text:p>
      <text:p text:style-name="P1"><text:span text:style-name="T1">a . Worst fit <text:s text:c="3"/>b. Best fit <text:s text:c="8"/>c. First fit</text:span></text:p>
      <text:p text:style-name="P1"><text:span text:style-name="T1"/></text:p>
      <text:p text:style-name="P1"><text:span text:style-name="T1"/></text:p>
      <text:p text:style-name="P9"><text:span text:style-name="T3">PROGRAM:</text:span></text:p>
      <text:p text:style-name="P10"><text:span text:style-name="T5">Worst Fit</text:span></text:p>
      <text:p text:style-name="P4"/>
      <text:p text:style-name="P10"><text:span text:style-name="T4">#include&lt;stdio.h&gt;</text:span></text:p>
      <text:p text:style-name="P10"><text:span text:style-name="T4">#include&lt;conio.h&gt;</text:span></text:p>
      <text:p text:style-name="P10"><text:span text:style-name="T4">#define max 25</text:span></text:p>
      <text:p text:style-name="P10"><text:span text:style-name="T4">void main()</text:span></text:p>
      <text:p text:style-name="P10"><text:span text:style-name="T4">{</text:span></text:p>
      <text:p text:style-name="P11"><text:span text:style-name="T4">int frag[max],b[max],f[max],i,j,nb,nf,temp,highest=0; static int bf[max],ff[max];</text:span></text:p>
      <text:p text:style-name="P11"><text:span text:style-name="T4">//clrscr();</text:span></text:p>
      <text:p text:style-name="P11"><text:span text:style-name="T4">printf("\n\tMemory Management Scheme - Worst Fit");</text:span></text:p>
      <text:p text:style-name="P11"><text:span text:style-name="T4">printf("\nEnter the number of blocks:");</text:span></text:p>
      <text:p text:style-name="P11"><text:span text:style-name="T4">scanf("%d",&amp;nb);</text:span></text:p>
      <text:p text:style-name="P11"><text:span text:style-name="T4">printf("Enter the number of files:");</text:span></text:p>
      <text:p text:style-name="P11"><text:span text:style-name="T4">scanf("%d",&amp;nf);</text:span></text:p>
      <text:p text:style-name="P11"><text:span text:style-name="T4">printf("\nEnter the size of the blocks:-\n");</text:span></text:p>
      <text:p text:style-name="P11"><text:span text:style-name="T4">for(i=1;i&lt;=nb;i++)</text:span></text:p>
      <text:p text:style-name="P11"><text:span text:style-name="T4">{</text:span></text:p>
      <text:p text:style-name="P12"><text:span text:style-name="T4">printf("Block %d:",i);</text:span></text:p>
      <text:p text:style-name="P12"><text:span text:style-name="T4">scanf("%d",&amp;b[i]);</text:span></text:p>
      <text:p text:style-name="P11"><text:span text:style-name="T4">}</text:span></text:p>
      <text:p text:style-name="P11"><text:span text:style-name="T4">printf("Enter the size of the files :-\n");</text:span></text:p>
      <text:p text:style-name="P11"><text:span text:style-name="T4">for(i=1;i&lt;=nf;i++)</text:span></text:p>
      <text:p text:style-name="P11"><text:span text:style-name="T4">{</text:span></text:p>
      <text:p text:style-name="P12"><text:span text:style-name="T4">printf("File %d:",i);</text:span></text:p>
      <text:p text:style-name="P12"><text:span text:style-name="T4">scanf("%d",&amp;f[i]);</text:span></text:p>
      <text:p text:style-name="P11"><text:span text:style-name="T4">}</text:span></text:p>
      <text:p text:style-name="P5"/>
      <text:p text:style-name="P11"><text:span text:style-name="T4">for(i=1;i&lt;=nf;i++)</text:span></text:p>
      <text:p text:style-name="P11"><text:span text:style-name="T4">{</text:span></text:p>
      <text:p text:style-name="P12"><text:span text:style-name="T4">for(j=1;j&lt;=nb;j++)</text:span></text:p>
      <text:p text:style-name="P12"><text:span text:style-name="T4">{</text:span></text:p>
      <text:p text:style-name="P13"><text:span text:style-name="T4">if(bf[j]!=1) //if bf[j] is not allocated</text:span></text:p>
      <text:p text:style-name="P13"><text:span text:style-name="T4">{</text:span></text:p>
      <text:p text:style-name="P14"><text:span text:style-name="T4">temp=b[j]-f[i];</text:span></text:p>
      <text:p text:style-name="P14"><text:span text:style-name="T4">if(temp&gt;=0)</text:span></text:p>
      <text:p text:style-name="P15"><text:span text:style-name="T4">if(highest&lt;temp)</text:span></text:p>
      <text:p text:style-name="P15"><text:span text:style-name="T4">{</text:span></text:p>
      <text:p text:style-name="P16"><text:span text:style-name="T4">ff[i]=j;</text:span></text:p>
      <text:p text:style-name="P16"><text:span text:style-name="T4">highest=temp;</text:span></text:p>
      <text:p text:style-name="P17"><text:span text:style-name="T4">}</text:span></text:p>
      <text:p text:style-name="P13"><text:span text:style-name="T4">}</text:span></text:p>
      <text:p text:style-name="P12"><text:span text:style-name="T4">}</text:span></text:p>
      <text:p text:style-name="P11"><text:span text:style-name="T4">frag[i]=highest; bf[ff[i]]=1; highest=0;</text:span></text:p>
      <text:p text:style-name="P11"><text:span text:style-name="T4">}</text:span></text:p>
      <text:p text:style-name="P6"/>
      <text:p text:style-name="P11"><text:span text:style-name="T4">printf("\nFile_no:\tFile_size:\tBlock_no:\tBlock_size:\tFragement");</text:span></text:p>
      <text:p text:style-name="P11"><text:span text:style-name="T4">for(i=1;i&lt;=nf;i++)</text:span></text:p>
      <text:p text:style-name="P12"><text:soft-page-break/><text:span text:style-name="T4">printf("\n%d\t\t%d\t\t%d\t\t%d\t\t%d",i,f[i],ff[i],b[ff[i]],frag[i]);</text:span></text:p>
      <text:p text:style-name="P5"/>
      <text:p text:style-name="P11"><text:span text:style-name="T4">getch();</text:span></text:p>
      <text:p text:style-name="P10"><text:span text:style-name="T4">}</text:span></text:p>
      <text:p text:style-name="P5"/>
      <text:p text:style-name="P10"><text:span text:style-name="T4">OUTPUT:</text:span></text:p>
      <text:p text:style-name="P10"><text:span text:style-name="T4">Memory Management Scheme - Worst Fit</text:span></text:p>
      <text:p text:style-name="P10"><text:span text:style-name="T4">Enter the number of blocks:3</text:span></text:p>
      <text:p text:style-name="P10"><text:span text:style-name="T4">Enter the number of files:2</text:span></text:p>
      <text:p text:style-name="P5"/>
      <text:p text:style-name="P10"><text:span text:style-name="T4">Enter the size of the blocks:-</text:span></text:p>
      <text:p text:style-name="P10"><text:span text:style-name="T4">Block 1:5</text:span></text:p>
      <text:p text:style-name="P10"><text:span text:style-name="T4">Block 2:2</text:span></text:p>
      <text:p text:style-name="P10"><text:span text:style-name="T4">Block 3:7</text:span></text:p>
      <text:p text:style-name="P10"><text:span text:style-name="T4">Enter the size of the files :-</text:span></text:p>
      <text:p text:style-name="P10"><text:span text:style-name="T4">File 1:1</text:span></text:p>
      <text:p text:style-name="P10"><text:span text:style-name="T4">File 2:4</text:span></text:p>
      <text:p text:style-name="P5"/>
      <text:p text:style-name="P10"><text:span text:style-name="T4">File_no: <text:s text:c="7"/>File_size: <text:s text:c="5"/>Block_no: <text:s text:c="6"/>Block_size: <text:s text:c="4"/>Fragement</text:span></text:p>
      <text:p text:style-name="P18"><text:span text:style-name="T4">1 <text:s text:c="14"/>1 <text:s text:c="14"/>3 <text:s text:c="14"/><text:tab/>7 <text:s text:c="14"/><text:tab/>6</text:span></text:p>
      <text:p text:style-name="P11"><text:span text:style-name="T4">2 <text:s text:c="14"/>4 <text:s text:c="14"/>1 <text:s text:c="13"/><text:tab/>5 <text:s text:c="14"/><text:tab/>1</text:span></text:p>
      <text:p text:style-name="P7"/>
      <text:p text:style-name="P8"/>
      <text:p text:style-name="P8"/>
      <text:p text:style-name="P8"/>
      <text:p text:style-name="P8"/>
      <text:p text:style-name="P10"><text:span text:style-name="T6">Best fit <text:s text:c="8"/></text:span></text:p>
      <text:p text:style-name="P10"><text:span text:style-name="T4">#include&lt;stdio.h&gt;</text:span></text:p>
      <text:p text:style-name="P10"><text:span text:style-name="T4">#include&lt;conio.h&gt;</text:span></text:p>
      <text:p text:style-name="P10"><text:span text:style-name="T4">#define max 25</text:span></text:p>
      <text:p text:style-name="P10"><text:span text:style-name="T4">void main()</text:span></text:p>
      <text:p text:style-name="P10"><text:span text:style-name="T4">{</text:span></text:p>
      <text:p text:style-name="P11"><text:span text:style-name="T4">int frag[max],b[max],f[max],i,j,nb,nf,temp,lowest=10000;</text:span></text:p>
      <text:p text:style-name="P11"><text:span text:style-name="T4">static int bf[max],ff[max];</text:span></text:p>
      <text:p text:style-name="P11"><text:span text:style-name="T4">//clrscr();</text:span></text:p>
      <text:p text:style-name="P11"><text:span text:style-name="T4">printf("\nEnter the number of blocks:");</text:span></text:p>
      <text:p text:style-name="P11"><text:span text:style-name="T4">scanf("%d",&amp;nb);</text:span></text:p>
      <text:p text:style-name="P11"><text:span text:style-name="T4">printf("Enter the number of files:");</text:span></text:p>
      <text:p text:style-name="P11"><text:span text:style-name="T4">scanf("%d",&amp;nf);</text:span></text:p>
      <text:p text:style-name="P11"><text:span text:style-name="T4">printf("\nEnter the size of the blocks:-\n");</text:span></text:p>
      <text:p text:style-name="P11"><text:span text:style-name="T4">for(i=1;i&lt;=nb;i++)</text:span></text:p>
      <text:p text:style-name="P11"><text:span text:style-name="T4">{</text:span></text:p>
      <text:p text:style-name="P12"><text:span text:style-name="T4">printf("Block %d:",i);</text:span></text:p>
      <text:p text:style-name="P12"><text:span text:style-name="T4">scanf("%d",&amp;b[i]);</text:span></text:p>
      <text:p text:style-name="P11"><text:span text:style-name="T4">}</text:span></text:p>
      <text:p text:style-name="P11"><text:span text:style-name="T4">printf("Enter the size of the files :-\n");</text:span></text:p>
      <text:p text:style-name="P11"><text:span text:style-name="T4">for(i=1;i&lt;=nf;i++)</text:span></text:p>
      <text:p text:style-name="P11"><text:span text:style-name="T4">{</text:span></text:p>
      <text:p text:style-name="P12"><text:span text:style-name="T4">printf("File %d:",i);</text:span></text:p>
      <text:p text:style-name="P12"><text:soft-page-break/><text:span text:style-name="T4">scanf("%d",&amp;f[i]);</text:span></text:p>
      <text:p text:style-name="P11"><text:span text:style-name="T4">}</text:span></text:p>
      <text:p text:style-name="P11"><text:span text:style-name="T4">for(i=1;i&lt;=nf;i++)</text:span></text:p>
      <text:p text:style-name="P11"><text:span text:style-name="T4">{</text:span></text:p>
      <text:p text:style-name="P12"><text:span text:style-name="T4">for(j=1;j&lt;=nb;j++)</text:span></text:p>
      <text:p text:style-name="P12"><text:span text:style-name="T4">{<text:tab/></text:span></text:p>
      <text:p text:style-name="P13"><text:span text:style-name="T4">if(bf[j]!=1)</text:span></text:p>
      <text:p text:style-name="P13"><text:span text:style-name="T4">{</text:span></text:p>
      <text:p text:style-name="P14"><text:span text:style-name="T4">temp=b[j]-f[i];</text:span></text:p>
      <text:p text:style-name="P14"><text:span text:style-name="T4">if(temp&gt;=0)</text:span></text:p>
      <text:p text:style-name="P15"><text:span text:style-name="T4">if(lowest&gt;temp)</text:span></text:p>
      <text:p text:style-name="P15"><text:span text:style-name="T4">{</text:span></text:p>
      <text:p text:style-name="P16"><text:span text:style-name="T4">ff[i]=j;</text:span></text:p>
      <text:p text:style-name="P16"><text:span text:style-name="T4">lowest=temp;</text:span></text:p>
      <text:p text:style-name="P15"><text:span text:style-name="T4">}</text:span></text:p>
      <text:p text:style-name="P13"><text:span text:style-name="T4">}</text:span></text:p>
      <text:p text:style-name="P12"><text:span text:style-name="T4">}</text:span></text:p>
      <text:p text:style-name="P11"><text:span text:style-name="T4">frag[i]=lowest; bf[ff[i]]=1; lowest=10000;</text:span></text:p>
      <text:p text:style-name="P11"><text:span text:style-name="T4">}</text:span></text:p>
      <text:p text:style-name="P11"><text:span text:style-name="T4">printf("\nFile No\tFile Size \tBlock No\tBlockSize\tFragment"); </text:span></text:p>
      <text:p text:style-name="P11"><text:span text:style-name="T4">for(i=1;i&lt;=nf &amp;&amp; ff[i]!=0;i++)</text:span></text:p>
      <text:p text:style-name="P12"><text:span text:style-name="T4">printf("\n%d\t\t%d\t\t%d\t\t%d\t\t%d",i,f[i],ff[i],b[ff[i]],frag[i]);</text:span></text:p>
      <text:p text:style-name="P5"/>
      <text:p text:style-name="P11"><text:span text:style-name="T4">getch();</text:span></text:p>
      <text:p text:style-name="P10"><text:span text:style-name="T4">}</text:span></text:p>
      <text:p text:style-name="P5"/>
      <text:p text:style-name="P5"/>
      <text:p text:style-name="P10"><text:span text:style-name="T2">OUTPUT:</text:span></text:p>
      <text:p text:style-name="P10"><text:span text:style-name="T4">Enter the number of blocks:3</text:span></text:p>
      <text:p text:style-name="P10"><text:span text:style-name="T4">Enter the number of files:2</text:span></text:p>
      <text:p text:style-name="P5"/>
      <text:p text:style-name="P10"><text:span text:style-name="T4">Enter the size of the blocks:-</text:span></text:p>
      <text:p text:style-name="P10"><text:span text:style-name="T4">Block 1:5</text:span></text:p>
      <text:p text:style-name="P10"><text:span text:style-name="T4">Block 2:2</text:span></text:p>
      <text:p text:style-name="P10"><text:span text:style-name="T4">Block 3:7</text:span></text:p>
      <text:p text:style-name="P10"><text:span text:style-name="T4">Enter the size of the files :-</text:span></text:p>
      <text:p text:style-name="P10"><text:span text:style-name="T4">File 1:1</text:span></text:p>
      <text:p text:style-name="P10"><text:span text:style-name="T4">File 2:4</text:span></text:p>
      <text:p text:style-name="P5"/>
      <text:p text:style-name="P10"><text:span text:style-name="T4">File No <text:tab/>File Size <text:s text:c="6"/>Block No <text:s text:c="7"/>BlockSize <text:s text:c="6"/>Fragment</text:span></text:p>
      <text:p text:style-name="P11"><text:span text:style-name="T4">1 <text:s text:c="14"/>1 <text:s text:c="14"/><text:tab/>2 <text:s text:c="13"/><text:tab/> 2 <text:s text:c="14"/><text:tab/>1</text:span></text:p>
      <text:p text:style-name="P11"><text:span text:style-name="T4">2 <text:s text:c="14"/>4 <text:s text:c="14"/><text:tab/>1 <text:s text:c="14"/><text:tab/> 5 <text:s text:c="14"/><text:tab/>1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0"><text:span text:style-name="T6">First Fit</text:span></text:p>
      <text:p text:style-name="P10"><text:span text:style-name="T4">#include&lt;stdio.h&gt;</text:span></text:p>
      <text:p text:style-name="P10"><text:span text:style-name="T4">#include&lt;conio.h&gt;</text:span></text:p>
      <text:p text:style-name="P10"><text:span text:style-name="T4">#define max 25</text:span></text:p>
      <text:p text:style-name="P10"><text:span text:style-name="T4">void main()</text:span></text:p>
      <text:p text:style-name="P10"><text:span text:style-name="T4">{</text:span></text:p>
      <text:p text:style-name="P11"><text:span text:style-name="T4">int frag[max],b[max],f[max],i,j,nb,nf,temp; static int bf[max],ff[max];</text:span></text:p>
      <text:p text:style-name="P11"><text:span text:style-name="T4">//clrscr();</text:span></text:p>
      <text:p text:style-name="P11"><text:span text:style-name="T4">printf("\n\tMemory Management Scheme - First Fit");</text:span></text:p>
      <text:p text:style-name="P11"><text:span text:style-name="T4">printf("\nEnter the number of blocks:");</text:span></text:p>
      <text:p text:style-name="P11"><text:span text:style-name="T4">scanf("%d",&amp;nb);</text:span></text:p>
      <text:p text:style-name="P11"><text:span text:style-name="T4">printf("Enter the number of files:");</text:span></text:p>
      <text:p text:style-name="P11"><text:span text:style-name="T4">scanf("%d",&amp;nf);</text:span></text:p>
      <text:p text:style-name="P11"><text:span text:style-name="T4">printf("\nEnter the size of the blocks:-\n");</text:span></text:p>
      <text:p text:style-name="P11"><text:span text:style-name="T4">for(i=1;i&lt;=nb;i++)</text:span></text:p>
      <text:p text:style-name="P18"><text:span text:style-name="T4">{</text:span></text:p>
      <text:p text:style-name="P12"><text:span text:style-name="T4">printf("Block %d:",i);</text:span></text:p>
      <text:p text:style-name="P12"><text:span text:style-name="T4">scanf("%d",&amp;b[i]);</text:span></text:p>
      <text:p text:style-name="P11"><text:span text:style-name="T4">}</text:span></text:p>
      <text:p text:style-name="P11"><text:span text:style-name="T4">printf("Enter the size of the files :-\n");</text:span></text:p>
      <text:p text:style-name="P11"><text:span text:style-name="T4">for(i=1;i&lt;=nf;i++)</text:span></text:p>
      <text:p text:style-name="P11"><text:span text:style-name="T4">{</text:span></text:p>
      <text:p text:style-name="P12"><text:span text:style-name="T4">printf("File %d:",i);</text:span></text:p>
      <text:p text:style-name="P12"><text:span text:style-name="T4">scanf("%d",&amp;f[i]);</text:span></text:p>
      <text:p text:style-name="P11"><text:span text:style-name="T4">}</text:span></text:p>
      <text:p text:style-name="P11"><text:span text:style-name="T4">for(i=1;i&lt;=nf;i++)</text:span></text:p>
      <text:p text:style-name="P11"><text:span text:style-name="T4">{</text:span></text:p>
      <text:p text:style-name="P12"><text:span text:style-name="T4">for(j=1;j&lt;=nb;j++)</text:span></text:p>
      <text:p text:style-name="P12"><text:span text:style-name="T4">{</text:span></text:p>
      <text:p text:style-name="P13"><text:span text:style-name="T4">if(bf[j]!=1)</text:span></text:p>
      <text:p text:style-name="P13"><text:span text:style-name="T4">{</text:span></text:p>
      <text:p text:style-name="P14"><text:span text:style-name="T4">temp=b[j]-f[i];</text:span></text:p>
      <text:p text:style-name="P14"><text:span text:style-name="T4">if(temp&gt;=0)</text:span></text:p>
      <text:p text:style-name="P14"><text:span text:style-name="T4">{</text:span></text:p>
      <text:p text:style-name="P15"><text:span text:style-name="T4">ff[i]=j;</text:span></text:p>
      <text:p text:style-name="P15"><text:span text:style-name="T4">break;</text:span></text:p>
      <text:p text:style-name="P14"><text:span text:style-name="T4">}</text:span></text:p>
      <text:p text:style-name="P13"><text:span text:style-name="T4">}</text:span></text:p>
      <text:p text:style-name="P12"><text:span text:style-name="T4">}</text:span></text:p>
      <text:p text:style-name="P11"><text:span text:style-name="T4">frag[i]=temp;</text:span></text:p>
      <text:p text:style-name="P11"><text:soft-page-break/><text:span text:style-name="T4">bf[ff[i]]=1;</text:span></text:p>
      <text:p text:style-name="P11"><text:span text:style-name="T4">}</text:span></text:p>
      <text:p text:style-name="P11"><text:span text:style-name="T4">printf("\nFile_no:\tFile_size :\tBlock_no:\tBlock_size:\tFragement");</text:span></text:p>
      <text:p text:style-name="P11"><text:span text:style-name="T4">for(i=1;i&lt;=nf;i++)</text:span></text:p>
      <text:p text:style-name="P12"><text:span text:style-name="T4">printf("\n%d\t\t%d\t\t%d\t\t%d\t\t%d",i,f[i],ff[i],b[ff[i]],frag[i]);</text:span></text:p>
      <text:p text:style-name="P5"/>
      <text:p text:style-name="P11"><text:span text:style-name="T4">getch();</text:span></text:p>
      <text:p text:style-name="P10"><text:span text:style-name="T4">}</text:span></text:p>
      <text:p text:style-name="P5"/>
      <text:p text:style-name="P10"><text:span text:style-name="T2">OUTPUT:</text:span></text:p>
      <text:p text:style-name="P10"><text:span text:style-name="T4">Memory Management Scheme - First Fit</text:span></text:p>
      <text:p text:style-name="P10"><text:span text:style-name="T4">Enter the number of blocks:3</text:span></text:p>
      <text:p text:style-name="P10"><text:span text:style-name="T4">Enter the number of files:2</text:span></text:p>
      <text:p text:style-name="P5"/>
      <text:p text:style-name="P10"><text:span text:style-name="T4">Enter the size of the blocks:-</text:span></text:p>
      <text:p text:style-name="P10"><text:span text:style-name="T4">Block 1:5</text:span></text:p>
      <text:p text:style-name="P10"><text:span text:style-name="T4">Block 2:2</text:span></text:p>
      <text:p text:style-name="P10"><text:span text:style-name="T4">Block 3:7</text:span></text:p>
      <text:p text:style-name="P10"><text:span text:style-name="T4">Enter the size of the files :-</text:span></text:p>
      <text:p text:style-name="P10"><text:span text:style-name="T4">File 1:1</text:span></text:p>
      <text:p text:style-name="P10"><text:span text:style-name="T4">File 2:4</text:span></text:p>
      <text:p text:style-name="P5"/>
      <text:p text:style-name="P10"><text:span text:style-name="T4">File_no: <text:s text:c="7"/>File_size : <text:s text:c="4"/>Block_no: <text:s text:c="6"/>Block_size: <text:s text:c="4"/>Fragement</text:span></text:p>
      <text:p text:style-name="P10"><text:span text:style-name="T4">1 <text:s text:c="14"/><text:tab/>1 <text:s text:c="20"/>1 <text:s text:c="4"/><text:tab/> <text:s text:c="13"/>5<text:tab/> <text:s text:c="14"/>4</text:span></text:p>
      <text:p text:style-name="P10"><text:span text:style-name="T4">2 <text:s text:c="14"/><text:tab/>4 <text:s text:c="20"/>3 <text:tab/> <text:s text:c="13"/>7 <text:s text:c="2"/><text:tab/> <text:s text:c="14"/>3</text:span></text:p>
      <text:p text:style-name="P3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909cm" fo:margin-right="0cm" fo:margin-top="0.072cm" fo:margin-bottom="0cm" style:contextual-spacing="false" fo:line-height="100%" fo:orphans="0" fo:widows="0" fo:text-indent="-0.746cm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8T14:08:37.789525099</meta:creation-date>
    <dc:date>2025-10-28T14:19:07.874743962</dc:date>
    <meta:editing-duration>PT10M30S</meta:editing-duration>
    <meta:editing-cycles>1</meta:editing-cycles>
    <meta:document-statistic meta:table-count="0" meta:image-count="0" meta:object-count="0" meta:page-count="5" meta:paragraph-count="185" meta:word-count="439" meta:character-count="3848" meta:non-whitespace-character-count="3138"/>
    <meta:generator>LibreOffice/7.3.7.2$Linux_X86_64 LibreOffice_project/30$Build-2</meta:generator>
  </office:meta>
</office:document-meta>
</file>